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Contents">
      <style:paragraph-properties fo:margin-left="0cm" fo:margin-right="0cm" fo:text-indent="0cm" style:auto-text-indent="false"/>
      <style:text-properties officeooo:paragraph-rsid="000baad2"/>
    </style:style>
    <style:style style:name="P2" style:family="paragraph" style:parent-style-name="List_20_Contents">
      <style:paragraph-properties fo:margin-left="0cm" fo:margin-right="0cm" fo:text-indent="0cm" style:auto-text-indent="false"/>
      <style:text-properties officeooo:paragraph-rsid="000e35ff"/>
    </style:style>
    <style:style style:name="P3" style:family="paragraph" style:parent-style-name="List_20_Contents">
      <style:paragraph-properties fo:margin-left="0cm" fo:margin-right="0cm" fo:text-indent="0cm" style:auto-text-indent="false"/>
      <style:text-properties officeooo:paragraph-rsid="001176a4"/>
    </style:style>
    <style:style style:name="P4" style:family="paragraph" style:parent-style-name="List_20_Contents">
      <style:paragraph-properties fo:margin-left="0cm" fo:margin-right="0cm" fo:text-indent="0cm" style:auto-text-indent="false"/>
      <style:text-properties officeooo:paragraph-rsid="00139438"/>
    </style:style>
    <style:style style:name="P5" style:family="paragraph" style:parent-style-name="List_20_Contents">
      <style:paragraph-properties fo:margin-left="0cm" fo:margin-right="0cm" fo:text-indent="0cm" style:auto-text-indent="false"/>
      <style:text-properties officeooo:paragraph-rsid="0016070d"/>
    </style:style>
    <style:style style:name="P6" style:family="paragraph" style:parent-style-name="List_20_Contents">
      <style:paragraph-properties fo:margin-left="0cm" fo:margin-right="0cm" fo:text-indent="0cm" style:auto-text-indent="false"/>
      <style:text-properties officeooo:rsid="0016070d" officeooo:paragraph-rsid="0016070d"/>
    </style:style>
    <style:style style:name="P7" style:family="paragraph" style:parent-style-name="List_20_Contents">
      <style:paragraph-properties fo:margin-left="0cm" fo:margin-right="0cm" fo:text-indent="0cm" style:auto-text-indent="false"/>
      <style:text-properties officeooo:paragraph-rsid="0016d75d"/>
    </style:style>
    <style:style style:name="P8" style:family="paragraph" style:parent-style-name="List_20_Contents">
      <style:paragraph-properties fo:margin-left="0cm" fo:margin-right="0cm" fo:text-indent="0cm" style:auto-text-indent="false"/>
      <style:text-properties officeooo:paragraph-rsid="00181331"/>
    </style:style>
    <style:style style:name="P9" style:family="paragraph" style:parent-style-name="List_20_Contents">
      <style:paragraph-properties fo:margin-left="0cm" fo:margin-right="0cm" fo:text-indent="0cm" style:auto-text-indent="false"/>
      <style:text-properties officeooo:rsid="00181331" officeooo:paragraph-rsid="00181331"/>
    </style:style>
    <style:style style:name="P10" style:family="paragraph" style:parent-style-name="List_20_Heading">
      <style:text-properties officeooo:paragraph-rsid="000baad2"/>
    </style:style>
    <style:style style:name="P11" style:family="paragraph" style:parent-style-name="List_20_Heading">
      <style:text-properties officeooo:rsid="000baad2" officeooo:paragraph-rsid="000baad2"/>
    </style:style>
    <style:style style:name="P12" style:family="paragraph" style:parent-style-name="List_20_Contents">
      <style:paragraph-properties fo:margin-left="0cm" fo:margin-right="0cm" fo:text-indent="0cm" style:auto-text-indent="false"/>
      <style:text-properties officeooo:rsid="000cf3be" officeooo:paragraph-rsid="000cf3be"/>
    </style:style>
    <style:style style:name="P13" style:family="paragraph" style:parent-style-name="List_20_Contents">
      <style:paragraph-properties fo:margin-left="0cm" fo:margin-right="0cm" fo:text-indent="0cm" style:auto-text-indent="false"/>
      <style:text-properties officeooo:rsid="0016070d" officeooo:paragraph-rsid="0016070d"/>
    </style:style>
    <style:style style:name="P14" style:family="paragraph" style:parent-style-name="List_20_Contents">
      <style:paragraph-properties fo:margin-left="0cm" fo:margin-right="0cm" fo:text-indent="0cm" style:auto-text-indent="false"/>
      <style:text-properties officeooo:rsid="0016070d" officeooo:paragraph-rsid="0016d75d"/>
    </style:style>
    <style:style style:name="P15" style:family="paragraph" style:parent-style-name="List_20_Contents">
      <style:paragraph-properties fo:margin-left="0cm" fo:margin-right="0cm" fo:text-indent="0cm" style:auto-text-indent="false"/>
      <style:text-properties officeooo:rsid="001176a4" officeooo:paragraph-rsid="000cf3be"/>
    </style:style>
    <style:style style:name="P16" style:family="paragraph" style:parent-style-name="List_20_Contents">
      <style:paragraph-properties fo:margin-left="0cm" fo:margin-right="0cm" fo:text-indent="0cm" style:auto-text-indent="false"/>
      <style:text-properties officeooo:rsid="001176a4" officeooo:paragraph-rsid="001176a4"/>
    </style:style>
    <style:style style:name="P17" style:family="paragraph" style:parent-style-name="List_20_Contents">
      <style:paragraph-properties fo:margin-left="0cm" fo:margin-right="0cm" fo:text-indent="0cm" style:auto-text-indent="false"/>
      <style:text-properties officeooo:rsid="000e35ff" officeooo:paragraph-rsid="001020f6"/>
    </style:style>
    <style:style style:name="P18" style:family="paragraph" style:parent-style-name="List_20_Contents">
      <style:paragraph-properties fo:margin-left="0cm" fo:margin-right="0cm" fo:text-indent="0cm" style:auto-text-indent="false"/>
      <style:text-properties officeooo:rsid="000e35ff" officeooo:paragraph-rsid="00122ccd"/>
    </style:style>
    <style:style style:name="P19" style:family="paragraph" style:parent-style-name="List_20_Contents">
      <style:paragraph-properties fo:margin-left="0cm" fo:margin-right="0cm" fo:text-indent="0cm" style:auto-text-indent="false"/>
      <style:text-properties officeooo:rsid="001020f6" officeooo:paragraph-rsid="001020f6"/>
    </style:style>
    <style:style style:name="P20" style:family="paragraph" style:parent-style-name="List_20_Contents">
      <style:paragraph-properties fo:margin-left="0cm" fo:margin-right="0cm" fo:text-indent="0cm" style:auto-text-indent="false"/>
      <style:text-properties officeooo:rsid="000baad2" officeooo:paragraph-rsid="0016070d"/>
    </style:style>
    <style:style style:name="P21" style:family="paragraph" style:parent-style-name="List_20_Contents">
      <style:paragraph-properties fo:margin-left="0cm" fo:margin-right="0cm" fo:text-indent="0cm" style:auto-text-indent="false"/>
      <style:text-properties officeooo:rsid="00181331" officeooo:paragraph-rsid="00181331"/>
    </style:style>
    <style:style style:name="T1" style:family="text">
      <style:text-properties officeooo:rsid="000baad2"/>
    </style:style>
    <style:style style:name="T2" style:family="text">
      <style:text-properties officeooo:rsid="000e35ff"/>
    </style:style>
    <style:style style:name="T3" style:family="text">
      <style:text-properties officeooo:rsid="00139438"/>
    </style:style>
    <style:style style:name="T4" style:family="text">
      <style:text-properties officeooo:rsid="0015306b"/>
    </style:style>
    <style:style style:name="T5" style:family="text">
      <style:text-properties officeooo:rsid="0016070d"/>
    </style:style>
    <style:style style:name="T6" style:family="text">
      <style:text-properties officeooo:rsid="0016d75d"/>
    </style:style>
    <style:style style:name="T7" style:family="text">
      <style:text-properties officeooo:rsid="001813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eine Vsion: Google-Monopols in 5 Jahren zerschlagen</text:p>
      <text:p text:style-name="P1"/>
      <text:p text:style-name="P12">Zerschlagung des Google-Monopol meint, dass in 5 Jahren kein Suchmaschinen-Anbieter mehr als 5% des Marktes kontrolliert. Wie soll das funktionieren? Um das strukturelle Monopol von Google braucht es zwei Schritte. Der erste Schritt ist die Schaffung einer Suchmaschine für Surfer. Der zweite Schritt ist die Schaffung von virtuellen Geld. Wem nur eine Suchmaschine installieren möchte, der überspringe die eher politischen Überlegeungen in den kommenden zwei Kapiteln und gehe gleich zum Kapitel 3.</text:p>
      <text:p text:style-name="P6"/>
      <text:p text:style-name="P6">1. Virtuelles Geld</text:p>
      <text:p text:style-name="P15">Ich beginne mit dem zweiten Schritt, der wenig mit Computern zu tun hat. Virtuelles Geld muss wie der normale Zettel namens Geld vier <text:s/>Kriterien erfüllen. </text:p>
      <text:p text:style-name="P17">- kontrollierbare Geldmenge</text:p>
      <text:p text:style-name="P17">- anonymer, preiswerte Wertweitergabe</text:p>
      <text:p text:style-name="P12">- Wertaufbewahrung</text:p>
      <text:p text:style-name="P2">- <text:span text:style-name="T2">Wert- und Recheneinheit</text:span></text:p>
      <text:p text:style-name="P19">Die Geldmenge wäre kontrollierbar, wenn es einen Geldserver gibt, der eine bestimmte Menge von virtuellen Geldscheinen bereit hält. Die bereit gehaltene Scheine sollten ähnlich wie Gelscheine gestaffelt sein: 1 Cent, 2 Cent, 5 Cent, 10 Cent, 20 Cent, 50 Cent, 1 Euro, 2 Euro 5 Euro, 10 Euro, 20 Euro, 50 Euro, 100 Euro, 200 Euro, 500 Euro, 1000 Euro, 2000 Euro, 5000 Euro. So wie jeder echte Geldschein, so hat auch jeder virtuelle Geldschein eine eigene ID. <text:s/>Da der Server alle Scheine bereithält, ist die Geldmenge beschränkt und definiert, und das Erfinden von elektronischen Geld wäre verhindert. </text:p>
      <text:p text:style-name="P18">Die anonyme Weitergabe setzt natürlich voraus, dass die IP-Daten der elektronischen Zugriffe nicht mitgeloggt werden dürfen. Das Mitloggen oder das fahrlässige Zulassen vom Mitloggen von Zahlungsvorgängen müsste mit einer Haft von mindestens fünf Jahren bestraft werden. Da jeder Vorgang mit Aufwand verbunden ist, muss der Zahler jeder Geldtransfer einem Transferkostenkey <text:s/>bezahlen. <text:s/>Einen Link zu einem Paket von Transferkostenkeys sollte man im Supermarkt und in anderen Läden – ähnlich wie Guthaben für Prepaidnummern- kaufen können . </text:p>
      <text:p text:style-name="P18">Der Zahler erzeugt für den Geldtransfer - zum Beispiel auf seinem Händy - mit seinem persönlichen PGP-Schlüssel für einen Lorem-Ipsum-Testtext eine digitale Unterschrift. Dieses Paar schickt er zusammen mit den IDs der zu übertragenden Geldscheine über https oder ein sichereren elektronischen Kanal an den Geldserver. Nach Prüfung der Gültigkeit schickt der Geldserver einen individuellen Geldtransferschlüssel an den User zurück, der eine bestimmte Zeit gültig ist. Dem Geldtransferschlüssel gibt der User zusammen mit den Ids der Geldscheine an den Geldempfänger weiter. Der Geld Empfänger übermittel dem Server den Geldtransferschlüssel, die Geldschein-IDs und seinen eigenen öffentlichen Schlüssel. Der Geldserver trägt den öffentlichen Schlüssel ein, löscht die Transferschlüssel bei den IDs. Wie an der Ladenkasse kann es bei diesem System passieren, dass der User noch Geld zurückzahlen muss. Die wäre dann ein zweiter Transfervorgang. </text:p>
      <text:p text:style-name="P4"><text:span text:style-name="T3">Ich bin aktuell eher Techniker, aber mir ist in den letzten Jahren die Bedeutung von virtuellen Geld langsam klar geworden. Die Einführung von virtuellen Geld ist eine Revolution, die selbst Gebilde wie die EU erschüttern kann, weil es die bisherige Herrschaft der aktuellen Banken und Heutschrecken entwertet. Mit Virtuellem Geld wird werden Banken entmachtet, weil sie sich nicht mehr die Barvermögen ihrer Kunden als kostenfreie Kredite zu eigen machen können, um es für lukrative Projekte an ihre Kunden weiterverleihen zu können. Das Geldverleiher-Geschäft wird in Zukunft wieder richtige Vermögen brauchen oder den Aufbau komplexerer Genossenschaften (Bausparkassen, Volksbanken, …) erfordern. Der Wert von Häusern wird sich verschieben, wenn die Teilnehemer auf den Märkten sich ändern. Virtuelles Geld birgt revolutionäre Potential in sich und macht den Heuschrecken, verwaltungen und Politikerm Angst. Dies erklärt, warum die Poolitk eine echte Kommerzialisierung des Internet verhindert und es lieber an Monopolisten wie Facebook, Google, Microsoft und Apple verschachern lässt. <text:line-break/>Virtuelle Geld würde einen Leistungsmarkt ermöglichen und gute Informationen, wie Nachrichten, </text:span><text:soft-page-break/><text:span text:style-name="T3">wissenschaftliche Arbeiten, Stdudien, ... könnten zu Handelsgüter, die sich nicht über Zwangswerbung finanzieren müssen. <text:s/>Man mache sich klar, dass mit dem obigen Verfahren der Straftatbestand vom virtuellen Gelddiebstahl (Phishing, …) <text:s/>im Strafrecht nötig werden wird. Auch wird man zu überlegen haben, wie man mit verlorenen virtuellen Geldbäörsen umgeht. Darf der Geldserver vier Jahre lang nicht transferiertes Geld aus dem Markt entfernen? </text:span></text:p>
      <text:p text:style-name="P16">Der oben beschrieben Mechanismus ist aber technisch leicht umzusetzen. Virtuelles Geld ist die Voraussetzung, damit man im Internet Informationen, Ideen und Wissen frei handeln kann. Google ist doch nichts anderes als ein virtueller Sklavenhändler, der Intellektulle zwingt, hart erarbeitetes Wissen für einen Appel &amp; Ei mit Werbung vollzukleistern. Virtuelles Geld kleinert den Übermacht von Wissensprofiteur Google und starkt die Handelsposition für Urheberrechte durch Journalisten und andere Wissensarbeiter. Virtuelle Geld schaft die Basis für einen faireren Wettbewerb im Internet – für einen Wettbewerb ohne monopolistische Datenparasiten wie google. <text:s/></text:p>
      <text:p text:style-name="P3"><text:line-break/><text:span text:style-name="T5">2. Eigne Suchmaschine – Warum </text:span></text:p>
      <text:p text:style-name="P5"><text:span text:style-name="T4">Der erste Schritt ist ganz einfach. Es muss einen Ersatz geben für die Suchmaschine google. Mit dem </text:span>Projekt mysearch <text:span text:style-name="T4">mache ich einen ersten Schritt. Das Projekt </text:span>habe ich in <text:span text:style-name="T1">fünf Tagen zusammengebaut. Mysearch stellt ihnen ein ganz einfache fertige Suchmaschine zur Verfügung, die basierend auf ihren persönlichen Bookmarks diesen Themenbereich im Internet für sie indexieren. Die Suchmaschine läuft nicht irgendwo auf irgendwelchen Fremden Rechnern, sondern auf ihrem Rechner. Das Projekt erfüllt die Erwartungen, die ich an ein gutes Open-Source-Projekt habe:</text:span></text:p>
      <text:p text:style-name="P20">- <text:s/>Es fördert die Privatsphere.</text:p>
      <text:p text:style-name="P20">- Es ist einfach zu installieren.</text:p>
      <text:p text:style-name="P20">- Es ist offen für Erweiterungen und Verbesserungen.</text:p>
      <text:p text:style-name="P5"/>
      <text:p text:style-name="P6">Ihre Privatsphere</text:p>
      <text:p text:style-name="P6">Das Projekt simuliert ihr persönliches Darknet auf ihrem Rechner. Er kann Informationen im Internet lesen bzw. Daten downloaden, aber das Internet kann nicht auf ihr Projekt zugreifen. Wenn sie Suchanfragen bei einer Suchmaschine starten, so ordnet diese ihre Anfragen einem Profil zu. Über weitere Tracking-Mechanismen werden sie zu Einen der der vielen gläsern Internet-Dummies. Mit ihrer privaten Suchmaschine weiß google nicht länger, wonach sie suchen. Wenn sie ihre Suchmaschine geschickt aufbauen, dass sind ihre Ergebnisse auch wesentlich besser als die von google. Denn im Gegensatz zu google bleiben sie Experte über ihre Suchmaschine. </text:p>
      <text:p text:style-name="P5"/>
      <text:p text:style-name="P20">Das ganze Projekt basiert vollständig auf Open-Source-Software und ist entsprechend erweiterbar. Ich erwarte auch, dass Entwickler demnächst Verbesserungen, Erweiterungen und Optimierungen zur Suchmaschine programmieren. Ich hoffe, dass auch schnell Erweiterungen kommen werden, die es erlaubten, die Dateien auf dem eigenen Desktop Gerne bin ich für Hinweise dankbar, wie ich das Projekt noch offener ‚Mysearch‘ erlaubt ihnen das Betreiben einer persönlichen Suchmaschine und . Es ist <text:s/>offen programmiert. Sie können jedes Teilmodul einer Suchmaschine übersteuern oder erweitern. Sie können die Suche modular steuern und ihre eigenen Erfahrungen und ihr Wissen in die Indizes der Suchmaschine einfließen lassen. Sie durch Auswahl der Indexes die Suchmaschine thematisch beschränken. </text:p>
      <text:p text:style-name="P5"/>
      <text:p text:style-name="P6">3. mysearch installieren</text:p>
      <text:p text:style-name="P14">Um ihr privates Darknet auf ihrem Rechner zu installieren, braucht es einige offene Software. Sie werden die Archivierungssoftware Git sowie die Virtualisierungssoftware Docker und ddev manuell installieren müssen. Weiterhin werden sie das Software für mysearch von Github herunterladen müssen. Ich weiß, dass ich damit viele Wo-ist-der-Installer-Freunde große Herausforderungen stelle. Aber vielleicht findet sich ja über diesen Artikel in der Redaktion ein erfahrener Programmierer, die mal eben für unbedarfte PC-MAC oder Linux-Rechner-User einen entsprechenden Installer programmiert. Mir fehlt dazu leider das Know How. </text:p>
      <text:p text:style-name="P8"><text:soft-page-break/><text:span text:style-name="T6">Im ersten Schritt installiert also zuerst die Archivierungssoftware git inklusive des Terminal-Programms git-bash (!). <text:s/></text:span><text:a xlink:type="simple" xlink:href="https://git-scm.com/downloads" text:style-name="Internet_20_link" text:visited-style-name="Visited_20_Internet_20_Link"><text:span text:style-name="T6">https://git-scm.com/downloads</text:span></text:a><text:span text:style-name="T6"> </text:span></text:p>
      <text:p text:style-name="P8"><text:span text:style-name="T6">Danach installiert man den Docker (</text:span><text:a xlink:type="simple" xlink:href="https://docs.docker.com/docker-for-windows/install/" text:style-name="Internet_20_link" text:visited-style-name="Visited_20_Internet_20_Link"><text:span text:style-name="T6">https://docs.docker.com/docker-for-windows/install/</text:span></text:a><text:span text:style-name="T6"> </text:span><text:a xlink:type="simple" xlink:href="https://docs.docker.com/docker-for-mac/install/" text:style-name="Internet_20_link" text:visited-style-name="Visited_20_Internet_20_Link"><text:span text:style-name="T6">https://docs.docker.com/docker-for-mac/install/</text:span></text:a><text:span text:style-name="T6"> </text:span><text:a xlink:type="simple" xlink:href="https://docs.docker.com/engine/install/ubuntu/" text:style-name="Internet_20_link" text:visited-style-name="Visited_20_Internet_20_Link"><text:span text:style-name="T6">https://docs.docker.com/engine/install/ubuntu/</text:span></text:a><text:span text:style-name="T6"> ).</text:span></text:p>
      <text:p text:style-name="P8"><text:span text:style-name="T7">Für die Installation von ddev (</text:span><text:a xlink:type="simple" xlink:href="https://ddev.readthedocs.io/en/stable/" text:style-name="Internet_20_link" text:visited-style-name="Visited_20_Internet_20_Link"><text:span text:style-name="T7">https://ddev.readthedocs.io/en/stable/</text:span></text:a><text:span text:style-name="T7"> ) muss man schon das Terminal-programm Git-bash benutzen. Das Terminal muss als admin der Programm aufgerufen wird, weil es beim Installieren die Software mit dem Betriebssystem verknüpfen muss.</text:span></text:p>
      <text:p text:style-name="P9">Jetzt haben sie auch schon die Hürde überwunden, die Git-bash aufzurufen und einen Befehl einzugeben.</text:p>
      <text:p text:style-name="P9">Jetzt müssen sie die folgenden </text:p>
      <text:p text:style-name="P8"/>
      <text:p text:style-name="P8"/>
      <text:p text:style-name="P7"/>
      <text:p text:style-name="P1"/>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26T08:18:06.235000000</meta:creation-date>
    <dc:date>2020-08-27T09:31:21.274000000</dc:date>
    <meta:editing-duration>PT19H25M19S</meta:editing-duration>
    <meta:editing-cycles>2</meta:editing-cycles>
    <meta:generator>LibreOffice/6.3.2.2$Windows_X86_64 LibreOffice_project/98b30e735bda24bc04ab42594c85f7fd8be07b9c</meta:generator>
    <meta:document-statistic meta:table-count="0" meta:image-count="0" meta:object-count="0" meta:page-count="3" meta:paragraph-count="28" meta:word-count="1200" meta:character-count="8738" meta:non-whitespace-character-count="7539"/>
  </office:meta>
</office:document-meta>
</file>